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okkasin samaan aikaan paikallisesti toista j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5:55:50.339554907</meta:creation-date>
    <dc:date>2018-11-03T20:18:34.29</dc:date>
    <meta:editing-duration>PT47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1" meta:word-count="6" meta:character-count="48"/>
  </office:meta>
</office:document-meta>
</file>